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736cm" svg:y="0.286cm">
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cm" svg:height="9.004cm" svg:x="15.629cm" svg:y="9.775cm">
            <draw:object draw:notify-on-update-of-ranges="Sheet1.A9:Sheet1.A9 Sheet1.A10:Sheet1.A14 Sheet1.B9:Sheet1.B9 Sheet1.B10:Sheet1.B14 Sheet1.C9:Sheet1.C9 Sheet1.C10:Sheet1.C14 Sheet1.D9:Sheet1.D9 Sheet1.D10:Sheet1.D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4cm" svg:x="32.508cm" svg:y="9.695cm">
            <draw:object draw:notify-on-update-of-ranges="Sheet1.A17:Sheet1.A17 Sheet1.A18:Sheet1.A22 Sheet1.B17:Sheet1.B17 Sheet1.B18:Sheet1.B22 Sheet1.C17:Sheet1.C17 Sheet1.C18:Sheet1.C22 Sheet1.D17:Sheet1.D17 Sheet1.D18:Sheet1.D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iempo de pruebas</text:p>
          </table:table-cell>
          <table:table-cell table:style-name="ce1" office:value-type="string" calcext:value-type="string">
            <text:p>nginx</text:p>
          </table:table-cell>
          <table:table-cell table:style-name="ce1" office:value-type="string" calcext:value-type="string">
            <text:p>HAProxy</text:p>
          </table:table-cell>
          <table:table-cell table:style-name="ce1" office:value-type="string" calcext:value-type="string">
            <text:p>No-LB</text:p>
          </table:table-cell>
        </table:table-row>
        <table:table-row table:style-name="ro1">
          <table:table-cell table:style-name="ce2" office:value-type="string" calcext:value-type="string">
            <text:p>No-LB</text:p>
          </table:table-cell>
          <table:table-cell table:number-columns-repeated="2"/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149.74" calcext:value-type="float">
            <text:p>149.74</text:p>
          </table:table-cell>
          <table:table-cell office:value-type="float" office:value="151.05" calcext:value-type="float">
            <text:p>151.05</text:p>
          </table:table-cell>
          <table:table-cell/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148.21" calcext:value-type="float">
            <text:p>148.21</text:p>
          </table:table-cell>
          <table:table-cell office:value-type="float" office:value="150.43" calcext:value-type="float">
            <text:p>150.43</text:p>
          </table:table-cell>
          <table:table-cell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50.44" calcext:value-type="float">
            <text:p>150.44</text:p>
          </table:table-cell>
          <table:table-cell office:value-type="float" office:value="151.83" calcext:value-type="float">
            <text:p>151.83</text:p>
          </table:table-cell>
          <table:table-cell/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146.2" calcext:value-type="float">
            <text:p>146.2</text:p>
          </table:table-cell>
          <table:table-cell office:value-type="float" office:value="146.69" calcext:value-type="float">
            <text:p>146.6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eticiones fallidas</text:p>
          </table:table-cell>
          <table:table-cell table:style-name="ce1" office:value-type="string" calcext:value-type="string">
            <text:p>nginx</text:p>
          </table:table-cell>
          <table:table-cell table:style-name="ce1" office:value-type="string" calcext:value-type="string">
            <text:p>HAProxy</text:p>
          </table:table-cell>
          <table:table-cell table:style-name="ce1" office:value-type="string" calcext:value-type="string">
            <text:p>No-LB</text:p>
          </table:table-cell>
        </table:table-row>
        <table:table-row table:style-name="ro1">
          <table:table-cell table:style-name="ce2" office:value-type="string" calcext:value-type="string">
            <text:p>No-LB</text:p>
          </table:table-cell>
          <table:table-cell table:style-name="ce1" table:number-columns-repeated="2"/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97.4" calcext:value-type="float">
            <text:p>97.4</text:p>
          </table:table-cell>
          <table:table-cell office:value-type="float" office:value="99.3" calcext:value-type="float">
            <text:p>99.3</text:p>
          </table:table-cell>
          <table:table-cell/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96.6" calcext:value-type="float">
            <text:p>96.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02" calcext:value-type="float">
            <text:p>102</text:p>
          </table:table-cell>
          <table:table-cell office:value-type="float" office:value="102.3" calcext:value-type="float">
            <text:p>102.3</text:p>
          </table:table-cell>
          <table:table-cell/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55.5" calcext:value-type="float">
            <text:p>55.5</text:p>
          </table:table-cell>
          <table:table-cell office:value-type="float" office:value="49.7" calcext:value-type="float">
            <text:p>49.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eticiones por segundo</text:p>
          </table:table-cell>
          <table:table-cell table:style-name="ce1" office:value-type="string" calcext:value-type="string">
            <text:p>nginx</text:p>
          </table:table-cell>
          <table:table-cell table:style-name="ce1" office:value-type="string" calcext:value-type="string">
            <text:p>HAProxy</text:p>
          </table:table-cell>
          <table:table-cell table:style-name="ce1" office:value-type="string" calcext:value-type="string">
            <text:p>No-LB</text:p>
          </table:table-cell>
        </table:table-row>
        <table:table-row table:style-name="ro1">
          <table:table-cell table:style-name="ce2" office:value-type="string" calcext:value-type="string">
            <text:p>No-LB</text:p>
          </table:table-cell>
          <table:table-cell table:number-columns-repeated="2"/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6.68" calcext:value-type="float">
            <text:p>6.68</text:p>
          </table:table-cell>
          <table:table-cell office:value-type="float" office:value="6.62" calcext:value-type="float">
            <text:p>6.62</text:p>
          </table:table-cell>
          <table:table-cell/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6.75" calcext:value-type="float">
            <text:p>6.75</text:p>
          </table:table-cell>
          <table:table-cell office:value-type="float" office:value="6.65" calcext:value-type="float">
            <text:p>6.65</text:p>
          </table:table-cell>
          <table:table-cell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6.65" calcext:value-type="float">
            <text:p>6.65</text:p>
          </table:table-cell>
          <table:table-cell office:value-type="float" office:value="6.59" calcext:value-type="float">
            <text:p>6.59</text:p>
          </table:table-cell>
          <table:table-cell/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6.84" calcext:value-type="float">
            <text:p>6.84</text:p>
          </table:table-cell>
          <table:table-cell office:value-type="float" office:value="6.82" calcext:value-type="float">
            <text:p>6.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17:07.477564518</meta:creation-date>
    <meta:generator>LibreOffice/4.2.8.2$Linux_X86_64 LibreOffice_project/420m0$Build-2</meta:generator>
    <dc:date>2015-06-01T14:45:28.115628103</dc:date>
    <meta:editing-duration>PT19M49S</meta:editing-duration>
    <meta:editing-cycles>5</meta:editing-cycles>
    <meta:document-statistic meta:table-count="1" meta:cell-count="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Tiempo de prueba</text:p>
        </chart:title>
        <chart:legend chart:legend-position="end" svg:x="13.869cm" svg:y="3.703cm" style:legend-expansion="high" chart:style-name="ch3"/>
        <chart:plot-area chart:style-name="ch4" table:cell-range-address="Sheet1.A1:Sheet1.D6" chart:data-source-has-labels="both" svg:x="0.32cm" svg:y="1.301cm" svg:width="13.229cm" svg:height="6.538cm">
          <chartooo:coordinate-region svg:x="3.429cm" svg:y="1.301cm" svg:width="9.84cm" svg:height="5.891cm"/>
          <chart:axis chart:dimension="x" chart:name="primary-x" chart:style-name="ch5" chartooo:axis-type="auto">
            <chartooo:date-scale/>
            <chart:categories table:cell-range-address="Sheet1.A2:Sheet1.A6"/>
          </chart:axis>
          <chart:axis chart:dimension="y" chart:name="primary-y" chart:style-name="ch6">
            <chart:title svg:x="5.594cm" svg:y="8.019cm" chart:style-name="ch7">
              <text:p>(Menos es mejor)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series chart:style-name="ch11" chart:values-cell-range-address="Sheet1.D2:Sheet1.D6" chart:label-cell-address="Sheet1.D1:Sheet1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Sheet1.B1:Sheet1.B1</svg:desc>
                </draw:g>
              </table:table-cell>
              <table:table-cell office:value-type="string">
                <text:p>HAProxy</text:p>
                <draw:g>
                  <svg:desc>Sheet1.C1:Sheet1.C1</svg:desc>
                </draw:g>
              </table:table-cell>
              <table:table-cell office:value-type="string">
                <text:p>No-LB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-LB</text:p>
                <draw:g>
                  <svg:desc>Sheet1.A2:Sheet1.A6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  <table:table-cell office:value-type="float" office:value="NaN">
                <text:p>NaN</text:p>
                <draw:g>
                  <svg:desc>Sheet1.C2:Sheet1.C6</svg:desc>
                </draw:g>
              </table:table-cell>
              <table:table-cell office:value-type="float" office:value="260.5">
                <text:p>260.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Round-Robin</text:p>
              </table:table-cell>
              <table:table-cell office:value-type="float" office:value="149.74">
                <text:p>149.74</text:p>
              </table:table-cell>
              <table:table-cell office:value-type="float" office:value="151.05">
                <text:p>151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148.21">
                <text:p>148.21</text:p>
              </table:table-cell>
              <table:table-cell office:value-type="float" office:value="150.43">
                <text:p>15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150.44">
                <text:p>150.44</text:p>
              </table:table-cell>
              <table:table-cell office:value-type="float" office:value="151.83">
                <text:p>151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146.2">
                <text:p>146.2</text:p>
              </table:table-cell>
              <table:table-cell office:value-type="float" office:value="146.69">
                <text:p>146.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6.06cm" svg:y="0.316cm" chart:style-name="ch2">
          <text:p>Peticiones fallidas</text:p>
        </chart:title>
        <chart:legend chart:legend-position="end" svg:x="13.86cm" svg:y="3.705cm" style:legend-expansion="high" chart:style-name="ch3"/>
        <chart:plot-area chart:style-name="ch4" table:cell-range-address="Sheet1.A9:Sheet1.D14" chart:data-source-has-labels="both" svg:x="0.319cm" svg:y="1.301cm" svg:width="13.222cm" svg:height="6.543cm">
          <chartooo:coordinate-region svg:x="3.428cm" svg:y="1.301cm" svg:width="9.833cm" svg:height="5.896cm"/>
          <chart:axis chart:dimension="x" chart:name="primary-x" chart:style-name="ch5" chartooo:axis-type="auto">
            <chartooo:date-scale/>
            <chart:categories table:cell-range-address="Sheet1.A10:Sheet1.A14"/>
          </chart:axis>
          <chart:axis chart:dimension="y" chart:name="primary-y" chart:style-name="ch6">
            <chart:title svg:x="5.59cm" svg:y="8.024cm" chart:style-name="ch7">
              <text:p>(Menos es mejor)</text:p>
            </chart:title>
            <chart:grid chart:style-name="ch8" chart:class="major"/>
          </chart:axis>
          <chart:series chart:style-name="ch9" chart:values-cell-range-address="Sheet1.B10:Sheet1.B14" chart:label-cell-address="Sheet1.B9:Sheet1.B9" chart:class="chart:bar">
            <chart:data-point chart:repeated="5"/>
          </chart:series>
          <chart:series chart:style-name="ch10" chart:values-cell-range-address="Sheet1.C10:Sheet1.C14" chart:label-cell-address="Sheet1.C9:Sheet1.C9" chart:class="chart:bar">
            <chart:data-point chart:repeated="5"/>
          </chart:series>
          <chart:series chart:style-name="ch11" chart:values-cell-range-address="Sheet1.D10:Sheet1.D14" chart:label-cell-address="Sheet1.D9:Sheet1.D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Sheet1.B9:Sheet1.B9</svg:desc>
                </draw:g>
              </table:table-cell>
              <table:table-cell office:value-type="string">
                <text:p>HAProxy</text:p>
                <draw:g>
                  <svg:desc>Sheet1.C9:Sheet1.C9</svg:desc>
                </draw:g>
              </table:table-cell>
              <table:table-cell office:value-type="string">
                <text:p>No-LB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-LB</text:p>
                <draw:g>
                  <svg:desc>Sheet1.A10:Sheet1.A14</svg:desc>
                </draw:g>
              </table:table-cell>
              <table:table-cell office:value-type="float" office:value="NaN">
                <text:p>NaN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C10:Sheet1.C14</svg:desc>
                </draw:g>
              </table:table-cell>
              <table:table-cell office:value-type="float" office:value="96.4">
                <text:p>96.4</text:p>
                <draw:g>
                  <svg:desc>Sheet1.D10:Sheet1.D14</svg:desc>
                </draw:g>
              </table:table-cell>
            </table:table-row>
            <table:table-row>
              <table:table-cell office:value-type="string">
                <text:p>Round-Robin</text:p>
              </table:table-cell>
              <table:table-cell office:value-type="float" office:value="97.4">
                <text:p>97.4</text:p>
              </table:table-cell>
              <table:table-cell office:value-type="float" office:value="99.3">
                <text:p>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96.6">
                <text:p>96.6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102">
                <text:p>102</text:p>
              </table:table-cell>
              <table:table-cell office:value-type="float" office:value="102.3">
                <text:p>10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55.5">
                <text:p>55.5</text:p>
              </table:table-cell>
              <table:table-cell office:value-type="float" office:value="49.7">
                <text:p>49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title svg:x="5.451cm" svg:y="0.316cm" chart:style-name="ch2">
          <text:p>Peticiones por segundo</text:p>
        </chart:title>
        <chart:legend chart:legend-position="end" svg:x="13.859cm" svg:y="3.705cm" style:legend-expansion="high" chart:style-name="ch3"/>
        <chart:plot-area chart:style-name="ch4" table:cell-range-address="Sheet1.A17:Sheet1.D22" chart:data-source-has-labels="both" svg:x="0.319cm" svg:y="1.301cm" svg:width="13.221cm" svg:height="6.543cm">
          <chartooo:coordinate-region svg:x="3.428cm" svg:y="1.301cm" svg:width="10.018cm" svg:height="5.896cm"/>
          <chart:axis chart:dimension="x" chart:name="primary-x" chart:style-name="ch5" chartooo:axis-type="auto">
            <chartooo:date-scale/>
            <chart:categories table:cell-range-address="Sheet1.A18:Sheet1.A22"/>
          </chart:axis>
          <chart:axis chart:dimension="y" chart:name="primary-y" chart:style-name="ch6">
            <chart:title svg:x="5.774cm" svg:y="8.024cm" chart:style-name="ch7">
              <text:p>(Más es mejor)</text:p>
            </chart:title>
            <chart:grid chart:style-name="ch8" chart:class="major"/>
          </chart:axis>
          <chart:series chart:style-name="ch9" chart:values-cell-range-address="Sheet1.B18:Sheet1.B22" chart:label-cell-address="Sheet1.B17:Sheet1.B17" chart:class="chart:bar">
            <chart:data-point chart:repeated="5"/>
          </chart:series>
          <chart:series chart:style-name="ch10" chart:values-cell-range-address="Sheet1.C18:Sheet1.C22" chart:label-cell-address="Sheet1.C17:Sheet1.C17" chart:class="chart:bar">
            <chart:data-point chart:repeated="5"/>
          </chart:series>
          <chart:series chart:style-name="ch11" chart:values-cell-range-address="Sheet1.D18:Sheet1.D22" chart:label-cell-address="Sheet1.D17:Sheet1.D1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Sheet1.B17:Sheet1.B17</svg:desc>
                </draw:g>
              </table:table-cell>
              <table:table-cell office:value-type="string">
                <text:p>HAProxy</text:p>
                <draw:g>
                  <svg:desc>Sheet1.C17:Sheet1.C17</svg:desc>
                </draw:g>
              </table:table-cell>
              <table:table-cell office:value-type="string">
                <text:p>No-LB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-LB</text:p>
                <draw:g>
                  <svg:desc>Sheet1.A18:Sheet1.A22</svg:desc>
                </draw:g>
              </table:table-cell>
              <table:table-cell office:value-type="float" office:value="NaN">
                <text:p>NaN</text:p>
                <draw:g>
                  <svg:desc>Sheet1.B18:Sheet1.B22</svg:desc>
                </draw:g>
              </table:table-cell>
              <table:table-cell office:value-type="float" office:value="NaN">
                <text:p>NaN</text:p>
                <draw:g>
                  <svg:desc>Sheet1.C18:Sheet1.C22</svg:desc>
                </draw:g>
              </table:table-cell>
              <table:table-cell office:value-type="float" office:value="3.84">
                <text:p>3.84</text:p>
                <draw:g>
                  <svg:desc>Sheet1.D18:Sheet1.D22</svg:desc>
                </draw:g>
              </table:table-cell>
            </table:table-row>
            <table:table-row>
              <table:table-cell office:value-type="string">
                <text:p>Round-Robin</text:p>
              </table:table-cell>
              <table:table-cell office:value-type="float" office:value="6.68">
                <text:p>6.68</text:p>
              </table:table-cell>
              <table:table-cell office:value-type="float" office:value="6.62">
                <text:p>6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6.75">
                <text:p>6.75</text:p>
              </table:table-cell>
              <table:table-cell office:value-type="float" office:value="6.65">
                <text:p>6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6.65">
                <text:p>6.65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6.84">
                <text:p>6.84</text:p>
              </table:table-cell>
              <table:table-cell office:value-type="float" office:value="6.82">
                <text:p>6.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